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irect-virtual-aos-call" table:style-name="ta1">
        <table:shapes>
          <draw:frame draw:z-index="0" draw:style-name="gr1" draw:text-style-name="P1" svg:width="159.99mm" svg:height="89.99mm" svg:x="137.74mm" svg:y="3.66mm">
            <loext:p draw:notify-on-update-of-ranges="'direct-virtual-aos-call'.B2:'direct-virtual-aos-call'.B2 'direct-virtual-aos-call'.B3:'direct-virtual-aos-call'.B14 'direct-virtual-aos-call'.C2:'direct-virtual-aos-call'.C2 'direct-virtual-aos-call'.C3:'direct-virtual-aos-call'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7.1mm" svg:y="102.2mm">
            <loext:p draw:notify-on-update-of-ranges="'direct-virtual-aos-call'.B17:'direct-virtual-aos-call'.B17 'direct-virtual-aos-call'.B18:'direct-virtual-aos-call'.B81 'direct-virtual-aos-call'.C17:'direct-virtual-aos-call'.C17 'direct-virtual-aos-call'.C18:'direct-virtual-aos-call'.C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Log10(2)</text:p>
          </table:table-cell>
          <table:table-cell office:value-type="float" office:value="0.301029995663981" calcext:value-type="float">
            <text:p>0.3010299957</text:p>
          </table:table-cell>
          <table:table-cell/>
          <table:table-cell office:value-type="string" calcext:value-type="string">
            <text:p>100 reps</text:p>
          </table:table-cell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MFUP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.4692" calcext:value-type="float">
            <text:p>11.46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42167" calcext:value-type="float">
            <text:p>5.42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22416" calcext:value-type="float">
            <text:p>1.224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89997" calcext:value-type="float">
            <text:p>0.5899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93758" calcext:value-type="float">
            <text:p>0.2937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75298" calcext:value-type="float">
            <text:p>0.2752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39713" calcext:value-type="float">
            <text:p>0.1397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713439" calcext:value-type="float">
            <text:p>0.07134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354875" calcext:value-type="float">
            <text:p>0.0354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178759" calcext:value-type="float">
            <text:p>0.01787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0887683" calcext:value-type="float">
            <text:p>0.008876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044005" calcext:value-type="float">
            <text:p>0.0044005</text:p>
          </table:table-cell>
          <table:table-cell/>
          <table:table-cell office:value-type="string" calcext:value-type="string">
            <text:p>makes sense: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s is O(N^2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MFUP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.276" calcext:value-type="float">
            <text:p>12.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53327" calcext:value-type="float">
            <text:p>5.533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02358" calcext:value-type="float">
            <text:p>3.023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27487" calcext:value-type="float">
            <text:p>2.274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80712" calcext:value-type="float">
            <text:p>1.80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43994" calcext:value-type="float">
            <text:p>1.439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32519" calcext:value-type="float">
            <text:p>1.325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14889" calcext:value-type="float">
            <text:p>1.148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0321" calcext:value-type="float">
            <text:p>1.03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10536" calcext:value-type="float">
            <text:p>0.910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18153" calcext:value-type="float">
            <text:p>0.8181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90192" calcext:value-type="float">
            <text:p>0.7901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742497" calcext:value-type="float">
            <text:p>0.7424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658925" calcext:value-type="float">
            <text:p>0.6589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59566" calcext:value-type="float">
            <text:p>0.595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561851" calcext:value-type="float">
            <text:p>0.5618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534459" calcext:value-type="float">
            <text:p>0.5344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506078" calcext:value-type="float">
            <text:p>0.5060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86547" calcext:value-type="float">
            <text:p>0.4865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48406" calcext:value-type="float">
            <text:p>0.4484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27342" calcext:value-type="float">
            <text:p>0.4273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08497" calcext:value-type="float">
            <text:p>0.4084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95782" calcext:value-type="float">
            <text:p>0.3957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85713" calcext:value-type="float">
            <text:p>0.3857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7247" calcext:value-type="float">
            <text:p>0.37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51673" calcext:value-type="float">
            <text:p>0.3516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43134" calcext:value-type="float">
            <text:p>0.3431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26113" calcext:value-type="float">
            <text:p>0.326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15123" calcext:value-type="float">
            <text:p>0.315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03662" calcext:value-type="float">
            <text:p>0.3036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297316" calcext:value-type="float">
            <text:p>0.2973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844" calcext:value-type="float">
            <text:p>0.28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275012" calcext:value-type="float">
            <text:p>0.2750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67238" calcext:value-type="float">
            <text:p>0.2672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261976" calcext:value-type="float">
            <text:p>0.2619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25436" calcext:value-type="float">
            <text:p>0.254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24758" calcext:value-type="float">
            <text:p>0.247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42438" calcext:value-type="float">
            <text:p>0.2424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236172" calcext:value-type="float">
            <text:p>0.2361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28449" calcext:value-type="float">
            <text:p>0.2284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223163" calcext:value-type="float">
            <text:p>0.2231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17919" calcext:value-type="float">
            <text:p>0.2179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21318" calcext:value-type="float">
            <text:p>0.213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20709" calcext:value-type="float">
            <text:p>0.207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99271" calcext:value-type="float">
            <text:p>0.1992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97522" calcext:value-type="float">
            <text:p>0.1975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93424" calcext:value-type="float">
            <text:p>0.1934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89711" calcext:value-type="float">
            <text:p>0.1897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85199" calcext:value-type="float">
            <text:p>0.1851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81327" calcext:value-type="float">
            <text:p>0.1813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176802" calcext:value-type="float">
            <text:p>0.1768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174952" calcext:value-type="float">
            <text:p>0.174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169278" calcext:value-type="float">
            <text:p>0.1692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67128" calcext:value-type="float">
            <text:p>0.167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16439" calcext:value-type="float">
            <text:p>0.164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161704" calcext:value-type="float">
            <text:p>0.1617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158629" calcext:value-type="float">
            <text:p>0.1586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56423" calcext:value-type="float">
            <text:p>0.1564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53292" calcext:value-type="float">
            <text:p>0.1532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51598" calcext:value-type="float">
            <text:p>0.1515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147687" calcext:value-type="float">
            <text:p>0.1476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4489" calcext:value-type="float">
            <text:p>0.14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14357" calcext:value-type="float">
            <text:p>0.143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2076" calcext:value-type="float">
            <text:p>0.14207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 Tchipev</meta:initial-creator>
    <meta:creation-date>2018-01-18T15:30:16.556543254</meta:creation-date>
    <dc:date>2018-01-18T15:41:11.556784894</dc:date>
    <dc:creator>Nikola Tchipev</dc:creator>
    <meta:editing-duration>PT10M54S</meta:editing-duration>
    <meta:editing-cycles>2</meta:editing-cycles>
    <meta:generator>LibreOffice/5.1.6.2$Linux_X86_64 LibreOffice_project/10m0$Build-2</meta:generator>
    <meta:document-statistic meta:table-count="1" meta:cell-count="1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'direct-virtual-aos-call'.B2:'direct-virtual-aos-call'.C14" chart:data-source-has-labels="row" svg:x="1.331cm" svg:y="0.18cm" svg:width="11.788cm" svg:height="7.659cm">
          <chartooo:coordinate-region svg:x="3.17cm" svg:y="0.379cm" svg:width="9.577cm" svg:height="6.813cm"/>
          <chart:axis chart:dimension="x" chart:name="primary-x" chart:style-name="ch4">
            <chart:title svg:x="6.07cm" svg:y="8.019cm" chart:style-name="ch5">
              <text:p>num molecules</text:p>
            </chart:title>
          </chart:axis>
          <chart:axis chart:dimension="y" chart:name="primary-y" chart:style-name="ch4">
            <chart:title svg:x="0.451cm" svg:y="4.622cm" chart:style-name="ch6">
              <text:p>MFUPS</text:p>
            </chart:title>
            <chart:grid chart:style-name="ch7" chart:class="major"/>
          </chart:axis>
          <chart:series chart:style-name="ch8" chart:values-cell-range-address="'direct-virtual-aos-call'.C3:'direct-virtual-aos-call'.C14" chart:label-cell-address="'direct-virtual-aos-call'.C2:'direct-virtual-aos-call'.C2" chart:class="chart:scatter">
            <chart:domain table:cell-range-address="'direct-virtual-aos-call'.B3:'direct-virtual-aos-call'.B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UPS</text:p>
                <draw:g>
                  <svg:desc>'direct-virtual-aos-call'.C2:'direct-virtual-aos-call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rect-virtual-aos-call'.B3:'direct-virtual-aos-call'.B14</svg:desc>
                </draw:g>
              </table:table-cell>
              <table:table-cell office:value-type="float" office:value="11.4692">
                <text:p>11.4692</text:p>
                <draw:g>
                  <svg:desc>'direct-virtual-aos-call'.C3:'direct-virtual-aos-call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42167">
                <text:p>5.42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2416">
                <text:p>1.22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89997">
                <text:p>0.58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93758">
                <text:p>0.293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275298">
                <text:p>0.275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39713">
                <text:p>0.139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713439">
                <text:p>0.0713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54875">
                <text:p>0.035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178759">
                <text:p>0.0178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0887683">
                <text:p>0.00887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0044005">
                <text:p>0.0044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'direct-virtual-aos-call'.B17:'direct-virtual-aos-call'.C81" chart:data-source-has-labels="row" svg:x="1.331cm" svg:y="0.18cm" svg:width="11.788cm" svg:height="7.659cm">
          <chartooo:coordinate-region svg:x="1.767cm" svg:y="0.379cm" svg:width="10.98cm" svg:height="6.813cm"/>
          <chart:axis chart:dimension="x" chart:name="primary-x" chart:style-name="ch4">
            <chart:title svg:x="6.07cm" svg:y="8.019cm" chart:style-name="ch5">
              <text:p>num molecules</text:p>
            </chart:title>
          </chart:axis>
          <chart:axis chart:dimension="y" chart:name="primary-y" chart:style-name="ch6">
            <chart:title svg:x="0.451cm" svg:y="4.622cm" chart:style-name="ch7">
              <text:p>MFUPS</text:p>
            </chart:title>
            <chart:grid chart:style-name="ch8" chart:class="major"/>
          </chart:axis>
          <chart:series chart:style-name="ch9" chart:values-cell-range-address="'direct-virtual-aos-call'.C18:'direct-virtual-aos-call'.C81" chart:label-cell-address="'direct-virtual-aos-call'.C17:'direct-virtual-aos-call'.C17" chart:class="chart:scatter">
            <chart:domain table:cell-range-address="'direct-virtual-aos-call'.B18:'direct-virtual-aos-call'.B81"/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UPS</text:p>
                <draw:g>
                  <svg:desc>'direct-virtual-aos-call'.C17:'direct-virtual-aos-call'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rect-virtual-aos-call'.B18:'direct-virtual-aos-call'.B81</svg:desc>
                </draw:g>
              </table:table-cell>
              <table:table-cell office:value-type="float" office:value="12.276">
                <text:p>12.276</text:p>
                <draw:g>
                  <svg:desc>'direct-virtual-aos-call'.C18:'direct-virtual-aos-call'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3327">
                <text:p>5.53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58">
                <text:p>3.02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27487">
                <text:p>2.27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80712">
                <text:p>1.80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3994">
                <text:p>1.43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32519">
                <text:p>1.32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4889">
                <text:p>1.14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321">
                <text:p>1.0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10536">
                <text:p>0.910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18153">
                <text:p>0.818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90192">
                <text:p>0.790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42497">
                <text:p>0.742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58925">
                <text:p>0.658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9566">
                <text:p>0.59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61851">
                <text:p>0.5618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34459">
                <text:p>0.534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06078">
                <text:p>0.506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86547">
                <text:p>0.486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8406">
                <text:p>0.448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27342">
                <text:p>0.4273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08497">
                <text:p>0.408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95782">
                <text:p>0.395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85713">
                <text:p>0.3857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7247">
                <text:p>0.372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51673">
                <text:p>0.3516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43134">
                <text:p>0.343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26113">
                <text:p>0.326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15123">
                <text:p>0.315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03662">
                <text:p>0.303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97316">
                <text:p>0.297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844">
                <text:p>0.2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5012">
                <text:p>0.275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67238">
                <text:p>0.2672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61976">
                <text:p>0.261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5436">
                <text:p>0.254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4758">
                <text:p>0.247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42438">
                <text:p>0.2424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36172">
                <text:p>0.236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28449">
                <text:p>0.228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23163">
                <text:p>0.2231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17919">
                <text:p>0.2179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1318">
                <text:p>0.21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0709">
                <text:p>0.207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99271">
                <text:p>0.199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97522">
                <text:p>0.1975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93424">
                <text:p>0.193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89711">
                <text:p>0.1897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85199">
                <text:p>0.185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81327">
                <text:p>0.181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76802">
                <text:p>0.1768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74952">
                <text:p>0.174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69278">
                <text:p>0.1692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67128">
                <text:p>0.167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6439">
                <text:p>0.164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61704">
                <text:p>0.161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58629">
                <text:p>0.1586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56423">
                <text:p>0.1564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53292">
                <text:p>0.153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51598">
                <text:p>0.151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47687">
                <text:p>0.1476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4489">
                <text:p>0.144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4357">
                <text:p>0.14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42076">
                <text:p>0.1420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